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oto Serif" svg:font-family="'Noto Serif'" style:font-family-generic="roman"/>
    <style:font-face style:name="Noto Serif1" svg:font-family="'Noto Serif'" style:font-adornments="Regular" style:font-family-generic="roman"/>
    <style:font-face style:name="Arial Unicode MS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2" svg:font-family="'Noto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54ce79" officeooo:paragraph-rsid="0007373b" style:font-size-asian="12pt" style:font-style-asian="normal" style:font-weight-asian="normal" style:font-name-complex="Noto Serif2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6c24" officeooo:paragraph-rsid="00076c24" style:font-size-asian="12pt" style:font-style-asian="normal" style:font-weight-asian="normal" style:font-name-complex="Noto Serif2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54ce79" officeooo:paragraph-rsid="00085767" style:font-size-asian="12pt" style:font-style-asian="normal" style:font-weight-asian="normal" style:font-name-complex="Noto Serif2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54ce79" officeooo:paragraph-rsid="0007373b" style:font-size-asian="12pt" style:font-style-asian="normal" style:font-weight-asian="normal" style:font-name-complex="Noto Serif2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54ce79" officeooo:paragraph-rsid="000881cf" style:font-size-asian="12pt" style:font-style-asian="normal" style:font-weight-asian="normal" style:font-name-complex="Noto Serif2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54ce79" officeooo:paragraph-rsid="00074e35" style:font-size-asian="12pt" style:font-style-asian="normal" style:font-weight-asian="normal" style:font-name-complex="Noto Serif2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5767" officeooo:paragraph-rsid="00085767" style:font-size-asian="12pt" style:font-style-asian="normal" style:font-weight-asian="normal" style:font-name-complex="Noto Serif2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155d96e"/>
    </style:style>
    <style:style style:name="T2" style:family="text">
      <style:text-properties officeooo:rsid="00074e35"/>
    </style:style>
    <style:style style:name="T3" style:family="text">
      <style:text-properties officeooo:rsid="00076c24"/>
    </style:style>
    <style:style style:name="T4" style:family="text">
      <style:text-properties officeooo:rsid="0160f4e1"/>
    </style:style>
    <style:style style:name="T5" style:family="text">
      <style:text-properties style:font-name="Noto Serif1" officeooo:rsid="0160f4e1" style:font-name-asian="Noto Serif1" style:font-name-complex="Noto Serif1"/>
    </style:style>
    <style:style style:name="T6" style:family="text">
      <style:text-properties officeooo:rsid="00085767"/>
    </style:style>
    <style:style style:name="T7" style:family="text">
      <style:text-properties officeooo:rsid="000881cf"/>
    </style:style>
    <style:style style:name="T8" style:family="text">
      <style:text-properties style:font-name="Noto Serif" officeooo:rsid="000881cf" style:font-name-asian="Noto Serif" style:font-name-complex="Noto Serif"/>
    </style:style>
    <style:style style:name="T9" style:family="text">
      <style:text-properties style:font-name="Noto Serif" officeooo:rsid="000a62c1" style:font-name-asian="Noto Serif" style:font-name-complex="Noto Serif"/>
    </style:style>
    <style:style style:name="T10" style:family="text">
      <style:text-properties style:font-name="Noto Serif" officeooo:rsid="000d5600" style:font-name-asian="Noto Serif" style:font-name-complex="Noto Serif"/>
    </style:style>
    <style:style style:name="T11" style:family="text">
      <style:text-properties officeooo:rsid="000a6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gEx Cleanup Test</text:h>
      <text:p text:style-name="P6">Blank <text:span text:style-name="T1">p</text:span>aragraph</text:p>
      <text:p text:style-name="P5"/>
      <text:p text:style-name="P1">Comma at end of <text:span text:style-name="T1">p</text:span>aragraph,</text:p>
      <text:p text:style-name="P3">Dash at end of paragraph-</text:p>
      <text:p text:style-name="P1">Double space</text:p>
      <text:p text:style-name="P7">Tab<text:tab/>Tab</text:p>
      <text:p text:style-name="P1">End quote at end of paragraph without “punctuation”</text:p>
      <text:p text:style-name="P1">Missing end “quote</text:p>
      <text:p text:style-name="P1">Missing end single ‘quote</text:p>
      <text:p text:style-name="P1">Missing space after period.<text:span text:style-name="T2">Test</text:span></text:p>
      <text:p text:style-name="P1">Missing start quote”</text:p>
      <text:p text:style-name="P1">No punctuation at end of paragraph</text:p>
      <text:p text:style-name="P1">Single quote at end of paragraph’</text:p>
      <text:p text:style-name="P1">‘Single quote at start of paragraph</text:p>
      <text:p text:style-name="P1">“ Space after start” quote</text:p>
      <text:p text:style-name="P1">Space at the end of a paragraph </text:p>
      <text:p text:style-name="P1"><text:span text:style-name="T10"><text:s/></text:span>Space at the start of a paragraph</text:p>
      <text:p text:style-name="P1">Space before “end quote “</text:p>
      <text:p text:style-name="P1">“Start “double quote inside” a start double quote</text:p>
      <text:p text:style-name="P1">Wrong kind of double quote-<text:span text:style-name="T3">double prime”</text:span></text:p>
      <text:p text:style-name="P1">Wrong kind of single quote-<text:span text:style-name="T3">prime’</text:span></text:p>
      <text:p text:style-name="P1">----</text:p>
      <text:p text:style-name="P2">Space en dash space Test – Test</text:p>
      <text:p text:style-name="P2">Space em dash space Test — Test</text:p>
      <text:p text:style-name="P2">Space Ellipses space Test … 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oto Serif" svg:font-family="'Noto Serif'" style:font-family-generic="roman"/>
    <style:font-face style:name="Noto Serif1" svg:font-family="'Noto Serif'" style:font-adornments="Regular" style:font-family-generic="roman"/>
    <style:font-face style:name="Arial Unicode MS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2" svg:font-family="'Noto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12-03T14:47:12.230608802</meta:creation-date>
    <dc:date>2020-12-08T10:09:06.462707022</dc:date>
    <dc:creator>David Snow</dc:creator>
    <meta:editing-duration>PT19H55M7S</meta:editing-duration>
    <meta:editing-cycles>7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5" meta:word-count="121" meta:character-count="687" meta:non-whitespace-character-count="587"/>
  </office:meta>
</office:document-meta>
</file>